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/>
    </style:style>
    <style:style style:name="P2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0dcf3a"/>
    </style:style>
    <style:style style:name="P3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0fa5ee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fo:font-size="18.5pt" fo:font-weight="normal"/>
    </style:style>
    <style:style style:name="P5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/>
    </style:style>
    <style:style style:name="P6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119c15"/>
    </style:style>
    <style:style style:name="P7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104627"/>
    </style:style>
    <style:style style:name="P8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19c15" officeooo:paragraph-rsid="00119c15"/>
    </style:style>
    <style:style style:name="P9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2a380" officeooo:paragraph-rsid="0012a380"/>
    </style:style>
    <style:style style:name="P10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41b1a" officeooo:paragraph-rsid="00141b1a"/>
    </style:style>
    <style:style style:name="P11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5e675" officeooo:paragraph-rsid="0015e675"/>
    </style:style>
    <style:style style:name="T1" style:family="text">
      <style:text-properties officeooo:rsid="000dcf3a"/>
    </style:style>
    <style:style style:name="T2" style:family="text">
      <style:text-properties officeooo:rsid="00119c15"/>
    </style:style>
    <style:style style:name="T3" style:family="text">
      <style:text-properties style:text-position="super 58%"/>
    </style:style>
    <style:style style:name="T4" style:family="text">
      <style:text-properties officeooo:rsid="00104627"/>
    </style:style>
    <style:style style:name="T5" style:family="text">
      <style:text-properties officeooo:rsid="0012a380"/>
    </style:style>
    <style:style style:name="T6" style:family="text">
      <style:text-properties officeooo:rsid="00141b1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bookmark text:name="docs-internal-guid-7d5cdad9-174d-df86-cb5b-81939cf5ceb5"/>Setup</text:p>
        <text:p text:style-name="P6">Labs are required, they are not optional. There is some setup needed <text:span text:style-name="T2">ahead of</text:span> the class <text:span text:style-name="T2">so that we don't take time away from training and we don't spend time on setup</text:span>. </text:p>
        <text:p text:style-name="P6">Your laptops need to be set up with Typescript, LESS<text:span text:style-name="T2">, simplehttpserver</text:span> and Webstor<text:span text:style-name="T2">m IDE ahead of time</text:span>. We will cover the “why these?” question throughout the class and it won't be an issue.</text:p>
        <text:p text:style-name="P1"/>
        <text:p text:style-name="P1">1.So to help you set up, lets start. You have to install Node – <text:span text:style-name="T2">that is the best/only way to get the npm installer.</text:span> Once you have node, you'll have npm. Then <text:span text:style-name="T2">(possibly in admin mode):</text:span></text:p>
        <text:p text:style-name="P1">npm -g install typescript</text:p>
        <text:p text:style-name="P1">npm -g install less</text:p>
        <text:p text:style-name="P2">npm -g install <text:span text:style-name="T1">simplehttpserver</text:span></text:p>
        <text:p text:style-name="P1">If you can type in 'tsc' at command prompt and get a some non error response, you are set! (hint: for example BootStrap uses <text:span text:style-name="T2">LESS</text:span>).</text:p>
        <text:p text:style-name="P1"><text:span text:style-name="T1">2</text:span>. Install WebStorm. In class we will change the WebStorm settings to add a file watcher for typescript and less.</text:p>
        <text:p text:style-name="P3"><text:span text:style-name="T1">3</text:span>. Go to PrimusAPI.com - sign up and get the app key! </text:p>
        <text:p text:style-name="P1"/>
        <text:p text:style-name="P1">If you can't install these due to tech problems, then pre-install 'Oracle Virtual Box' and <text:span text:style-name="T2">we</text:span>'ll have a virtual machine <text:span text:style-name="T2">file to give you</text:span> with these pre-installed so we can jump into code right away.</text:p>
        <text:p text:style-name="P1">Just do your best and use google.</text:p>
        <text:p text:style-name="P1"/>
        <text:p text:style-name="P10">Note:</text:p>
        <text:p text:style-name="P8">- If you are using windows, you may have issues if you use a firewall or a virusscanner – best to disable those for training. </text:p>
        <text:p text:style-name="P8">- We will use Chrome . Some plugins may interfere w/ development, best to disable 3<text:span text:style-name="T3">rd</text:span> party extensions. </text:p>
        <text:p text:style-name="P1"/>
        <text:p text:style-name="P1">If you want to read ahead, we will use this jQuery to load divs (explained <text:span text:style-name="T2">in class</text:span>):</text:p>
        <text:p text:style-name="P1">http://zeptojs.com/#$.get</text:p>
        <text:p text:style-name="P1">plus some pro-animation <text:span text:style-name="T6">tool </text:span>( via http://www.greensock.com/gsap-js ).</text:p>
        <text:p text:style-name="P6"/>
        <text:p text:style-name="P6"><text:span text:style-name="T2">Optional: </text:span></text:p>
        <text:p text:style-name="P8">Have a <text:span text:style-name="T5">public</text:span> HTTP web site that you can FTP to.</text:p>
        <text:p text:style-name="P8">(One $5 host is <text:span text:style-name="T4"><text:s/></text:span><text:a xlink:type="simple" xlink:href="https://www.digitalocean.com/?refcode=299e544c7c2b"><text:span text:style-name="T4">http://www.digitalocean.com/?refcode=299e544c7c2b</text:span></text:a><text:span text:style-name="T4"> <text:s/>- </text:span>you can try promo code <text:span text:style-name="T4">SSDPOWER20. </text:span>Install Apache and an FTP server so that you can deploy <text:span text:style-name="T5">some html pages – you can use Filezilla for FTP client. Hint: apt-get install apache2; apt-get install proftpd )</text:span></text:p>
        <text:p text:style-name="P9"/>
        <text:p text:style-name="P9">There are other 3<text:span text:style-name="T3">rd</text:span> party sites I'll mention in class, ex: <text:a xlink:type="simple" xlink:href="https://developers.facebook.com/apps">http://developers.facebook.com/apps</text:a>, MaxCDN <text:span text:style-name="T6">$9</text:span>, <text:s/><text:a xlink:type="simple" xlink:href="https://build.phonegap.com/">http://build.phonegap.com</text:a> , github, TopCoat.io, <text:a xlink:type="simple" xlink:href="http://dribbble.com/">http://dribbble.com</text:a> , etc.</text:p>
        <text:p text:style-name="P7"/>
        <text:p text:style-name="P11">We'll have a great class!!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8pt" fo:font-weight="bold"/>
    </style:style>
    <style:style style:name="Internet_20_link_5f_text_5f_text_5f_text_5f_text" style:display-name="Internet link_text_text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09:05.45</meta:creation-date>
    <dc:date>2013-09-09T14:55:32.787889000</dc:date>
    <meta:editing-duration>PT9M26S</meta:editing-duration>
    <meta:editing-cycles>5</meta:editing-cycles>
    <meta:document-statistic meta:table-count="0" meta:image-count="0" meta:object-count="0" meta:page-count="1" meta:paragraph-count="23" meta:word-count="360" meta:character-count="2103" meta:non-whitespace-character-count="1755"/>
  </office:meta>
</office:document-meta>
</file>